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ignIn Pag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UserName</text:p>
          </table:table-cell>
          <table:table-cell table:style-name="ce2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<text:a xlink:href="mailto:test@test.com" xlink:type="simple">test@test.com</text:a></text:p>
          </table:table-cell>
          <table:table-cell table:style-name="ce2" office:value-type="float" office:value="123456" calcext:value-type="float">
            <text:p>123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5:02:09.680654493</meta:creation-date>
    <dc:date>2018-08-09T15:10:29.731798506</dc:date>
    <meta:editing-duration>PT8M20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